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6c95" officeooo:paragraph-rsid="001b6c95"/>
    </style:style>
    <style:style style:name="P2" style:family="paragraph" style:parent-style-name="Standard">
      <style:text-properties officeooo:paragraph-rsid="001b6c95"/>
    </style:style>
    <style:style style:name="P3" style:family="paragraph" style:parent-style-name="Standard">
      <style:text-properties officeooo:rsid="001e7099" officeooo:paragraph-rsid="001e7099"/>
    </style:style>
    <style:style style:name="P4" style:family="paragraph" style:parent-style-name="Standard">
      <style:text-properties officeooo:rsid="001fb2cf" officeooo:paragraph-rsid="001fb2cf"/>
    </style:style>
    <style:style style:name="P5" style:family="paragraph" style:parent-style-name="Standard">
      <style:text-properties fo:font-weight="bold" officeooo:rsid="001fb2cf" officeooo:paragraph-rsid="001fb2cf" style:font-weight-asian="bold" style:font-weight-complex="bold"/>
    </style:style>
    <style:style style:name="P6" style:family="paragraph" style:parent-style-name="Standard">
      <style:text-properties fo:font-weight="normal" officeooo:rsid="001fb2cf" officeooo:paragraph-rsid="001fb2c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b2cf" officeooo:paragraph-rsid="001fb2c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fb2cf" officeooo:paragraph-rsid="001fb2c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fb2cf" officeooo:paragraph-rsid="001fb2cf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fb2cf" officeooo:paragraph-rsid="001fb2c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fb2cf" officeooo:paragraph-rsid="001fb2cf" style:font-weight-asian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officeooo:rsid="001b6c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AnaText : A Text Analyser</text:p>
      <text:p text:style-name="P3"/>
      <text:p text:style-name="P3"/>
      <text:p text:style-name="P3"/>
      <text:p text:style-name="P3"/>
      <text:p text:style-name="P3"/>
      <text:p text:style-name="P3"/>
      <text:p text:style-name="P3">By Shivam Ra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/>
      <text:p text:style-name="P3"/>
      <text:p text:style-name="P3"/>
      <text:p text:style-name="P3"/>
      <text:p text:style-name="P3"/>
      <text:p text:style-name="P3"><text:span text:style-name="T2">Abstract:</text:span><text:span text:style-name="T3"> A Text Analyser which extracts relations from the banking data using text mining techniques and creates a report.</text:span></text:p>
      <text:p text:style-name="P3"/>
      <text:p text:style-name="P3"/>
      <text:p text:style-name="P3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Contents</text:p>
      <text:p text:style-name="P6"/>
      <text:p text:style-name="P6"/>
      <text:p text:style-name="P6"/>
      <text:p text:style-name="P6"/>
      <text:p text:style-name="P6"/>
      <text:p text:style-name="P6"/>
      <text:p text:style-name="P6">Introductory Chapter</text:p>
      <text:p text:style-name="P6"/>
      <text:p text:style-name="P6">How I did it?</text:p>
      <text:p text:style-name="P6"/>
      <text:p text:style-name="P6">Efficieny</text:p>
      <text:p text:style-name="P6"/>
      <text:p text:style-name="P6">Conclusion</text:p>
      <text:p text:style-name="P6"/>
      <text:p text:style-name="P6">Appendic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I</text:p>
      <text:p text:style-name="P1"/>
      <text:p text:style-name="P1"/>
      <text:p text:style-name="P1"/>
      <text:p text:style-name="P7">Introductory Chapter</text:p>
      <text:p text:style-name="P11"/>
      <text:p text:style-name="P9"><text:span text:style-name="T4"/></text:p>
      <text:p text:style-name="P6"/>
      <text:p text:style-name="P5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How I did it?</text:p>
      <text:p text:style-name="P5"/>
      <text:p text:style-name="P8"><text:span text:style-name="T3">Requirements</text:span><text:span text:style-name="T5">:</text:span></text:p>
      <text:p text:style-name="P8"/>
      <text:p text:style-name="P8"><text:span text:style-name="T5">1. Python2.7</text:span></text:p>
      <text:p text:style-name="P8"><text:span text:style-name="T5">2. Qt4</text:span></text:p>
      <text:p text:style-name="P8"><text:span text:style-name="T5">3. Xlrd</text:span></text:p>
      <text:p text:style-name="P8"><text:span text:style-name="T5">4. Xlsxwriter</text:span></text:p>
      <text:p text:style-name="P8"/>
      <text:p text:style-name="P10"/>
      <text:p text:style-name="P10"/>
      <text:p text:style-name="P10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0" draw:style-name="gr1" draw:text-style-name="P12" svg:width="2.0831in" svg:height="0.9634in" svg:x="4.15in" svg:y="1.4209in"><text:p text:style-name="P12">Text type comments are <text:line-break/>checked here for various <text:line-break/>checks</text:p><draw:enhanced-geometry svg:viewBox="0 0 21600 21600" draw:mirror-horizontal="false" draw:type="line-callout-2" draw:modifiers="-9360 -6333.71757925072 -6300 6100.28818443804 -1800 8636.88760806916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rect text:anchor-type="paragraph" draw:z-index="1" draw:style-name="gr2" draw:text-style-name="P12" svg:width="2.4571in" svg:height="0.5996in" svg:x="1.8925in" svg:y="0.5528in"><text:p><text:span text:style-name="T6">Transaction Comment</text:span></text:p></draw:rect><draw:custom-shape text:anchor-type="paragraph" draw:z-index="2" draw:style-name="gr1" draw:text-style-name="P12" svg:width="2.0831in" svg:height="0.998in" svg:x="-0.1571in" svg:y="1.4071in"><text:p text:style-name="P12">Integer/Float types of the <text:line-break/>comment are checked for <text:line-break/>account numbers.</text:p><draw:enhanced-geometry svg:viewBox="0 0 21600 21600" draw:mirror-horizontal="true" draw:type="line-callout-2" draw:modifiers="-9086.4 -5257.30180806676 -5666.4 6203.61613351878 -1800 8336.57858136301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3" draw:style-name="gr1" draw:text-style-name="P12" svg:width="2.0831in" svg:height="5.3386in" svg:x="4.6016in" svg:y="2.7866in"><text:p text:style-name="P12">Salary - 'salary'<text:line-break/>Cash – 'cash'<text:line-break/>ATM/ATM Reversal<text:line-break/>Company Names<text:line-break/>Individual Names<text:line-break/>Account Numbers – 'cd'/'cc'<text:line-break/>Interconneted<text:line-break/>Cheque<text:line-break/>Clearing<text:line-break/>NEFT<text:line-break/>RTGS<text:line-break/>Reject<text:line-break/>Reversal<text:line-break/>Tax<text:line-break/>Charges<text:line-break/>Transfer<text:line-break/>TDS<text:line-break/>Loan<text:line-break/>Investment<text:line-break/>BC<text:line-break/>PO<text:line-break/>Various<text:line-break/>LC</text:p><draw:enhanced-geometry svg:viewBox="0 0 21600 21600" draw:mirror-horizontal="false" draw:mirror-vertical="false" draw:type="line-callout-3" draw:modifiers="-1886.4 -1401.97710718002 -1800 1559.3132154006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oft-page-break/><text:span text:style-name="T1">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vam </meta:initial-creator>
    <meta:creation-date>2014-07-13T18:02:23</meta:creation-date>
    <dc:date>2014-07-31T01:52:11.722488708</dc:date>
    <meta:editing-duration>PT6M38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6" meta:paragraph-count="18" meta:word-count="53" meta:character-count="319" meta:non-whitespace-character-count="281"/>
  </office:meta>
</office:document-meta>
</file>